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76cm" svg:height="15.54cm" svg:x="6.062cm" svg:y="2.5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1-09T10:33:12.083824060</dc:date>
    <meta:editing-duration>PT2M5S</meta:editing-duration>
    <meta:editing-cycles>6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7cm" svg:height="15.541cm" xlink:href="." xlink:type="simple" chart:class="chart:line" chart:style-name="ch1">
        <chart:title svg:x="5.947cm" svg:y="0.446cm" chart:style-name="ch2">
          <text:p>Apricot Ale Jan 9'16</text:p>
        </chart:title>
        <chart:legend chart:legend-position="end" svg:x="13.31cm" svg:y="6.973cm" style:legend-expansion="high" chart:style-name="ch3"/>
        <chart:plot-area chart:style-name="ch4" chart:data-source-has-labels="both" svg:x="1.33cm" svg:y="1.561cm" svg:width="11.661cm" svg:height="12.689cm">
          <chartooo:coordinate-region svg:x="3.049cm" svg:y="1.76cm" svg:width="9.891cm" svg:height="10.332cm"/>
          <chart:axis chart:dimension="x" chart:name="primary-x" chart:style-name="ch5" chartooo:axis-type="auto">
            <chartooo:date-scale/>
            <chart:title svg:x="6.798cm" svg:y="14.56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8.83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